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oogle Sans" svg:font-family="'Google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0f5c3d" style:font-size-asian="12pt" style:font-size-complex="12pt"/>
    </style:style>
    <style:style style:name="P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3db9c" style:font-size-asian="12pt" style:font-size-complex="12pt"/>
    </style:style>
    <style:style style:name="P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3db9c" officeooo:paragraph-rsid="0013db9c" style:font-size-asian="12pt" style:font-size-complex="12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officeooo:paragraph-rsid="000fefbc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6" style:family="paragraph" style:parent-style-name="Heading_20_1" style:master-pag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page-number="1"/>
      <style:text-properties style:font-name="Times New Roman" fo:font-size="20pt" officeooo:paragraph-rsid="000f5c3d" style:font-name-asian="Google Sans" style:font-size-asian="20pt" style:font-name-complex="Google Sans" style:font-size-complex="20pt"/>
    </style:style>
    <style:style style:name="P7" style:family="paragraph" style:parent-style-name="Heading_20_2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0f5c3d" style:font-name-asian="Google Sans" style:font-size-asian="12pt" style:font-name-complex="Google Sans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0f5c3d" style:font-name-asian="Google Sans" style:font-size-asian="12pt" style:font-name-complex="Google Sans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0fefbc" style:font-name-asian="Google Sans" style:font-size-asian="12pt" style:font-name-complex="Google Sans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0fefbc" officeooo:paragraph-rsid="000fefbc" style:font-name-asian="Google Sans" style:font-size-asian="12pt" style:font-name-complex="Google Sans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/>
    </style:style>
    <style:style style:name="P1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0f5c3d" style:font-name-asian="Google Sans" style:font-size-asian="12pt" style:font-name-complex="Google Sans" style:font-size-complex="12pt"/>
    </style:style>
    <style:style style:name="P1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13db9c" style:font-name-asian="Google Sans" style:font-size-asian="12pt" style:font-name-complex="Google Sans" style:font-size-complex="12pt"/>
    </style:style>
    <style:style style:name="P1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paragraph-rsid="00212b87" style:font-name-asian="Google Sans" style:font-size-asian="12pt" style:font-name-complex="Google Sans" style:font-size-complex="12pt"/>
    </style:style>
    <style:style style:name="P15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1dfcf" officeooo:paragraph-rsid="0011dfcf" style:font-name-asian="Google Sans" style:font-size-asian="12pt" style:font-name-complex="Google Sans" style:font-size-complex="12pt"/>
    </style:style>
    <style:style style:name="P16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1dfcf" officeooo:paragraph-rsid="0013db9c" style:font-name-asian="Google Sans" style:font-size-asian="12pt" style:font-name-complex="Google Sans" style:font-size-complex="12pt"/>
    </style:style>
    <style:style style:name="P1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1dfcf" officeooo:paragraph-rsid="00212b87" style:font-name-asian="Google Sans" style:font-size-asian="12pt" style:font-name-complex="Google Sans" style:font-size-complex="12pt"/>
    </style:style>
    <style:style style:name="P18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3db9c" officeooo:paragraph-rsid="0013db9c" style:font-name-asian="Google Sans" style:font-size-asian="12pt" style:font-name-complex="Google Sans" style:font-size-complex="12pt"/>
    </style:style>
    <style:style style:name="P19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48e71" officeooo:paragraph-rsid="00148e71" style:font-name-asian="Google Sans" style:font-size-asian="12pt" style:font-name-complex="Google Sans" style:font-size-complex="12pt"/>
    </style:style>
    <style:style style:name="P2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65cdb" officeooo:paragraph-rsid="00165cdb" style:font-name-asian="Google Sans" style:font-size-asian="12pt" style:font-name-complex="Google Sans" style:font-size-complex="12pt"/>
    </style:style>
    <style:style style:name="P2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 New Roman" fo:font-size="12pt" officeooo:rsid="0019e6cb" officeooo:paragraph-rsid="0019e6cb" style:font-name-asian="Google Sans" style:font-size-asian="12pt" style:font-name-complex="Google Sans" style:font-size-complex="12pt"/>
    </style:style>
    <style:style style:name="T1" style:family="text">
      <style:text-properties style:font-name-asian="Google Sans" style:font-name-complex="Google Sans"/>
    </style:style>
    <style:style style:name="T2" style:family="text">
      <style:text-properties officeooo:rsid="000fefbc" style:font-name-asian="Google Sans" style:font-name-complex="Google Sans"/>
    </style:style>
    <style:style style:name="T3" style:family="text">
      <style:text-properties officeooo:rsid="0011dfcf" style:font-name-asian="Google Sans" style:font-name-complex="Google Sans"/>
    </style:style>
    <style:style style:name="T4" style:family="text">
      <style:text-properties officeooo:rsid="00148e71" style:font-name-asian="Google Sans" style:font-name-complex="Google Sans"/>
    </style:style>
    <style:style style:name="T5" style:family="text">
      <style:text-properties officeooo:rsid="0016057a" style:font-name-asian="Google Sans" style:font-name-complex="Google Sans"/>
    </style:style>
    <style:style style:name="T6" style:family="text">
      <style:text-properties officeooo:rsid="00165cdb" style:font-name-asian="Google Sans" style:font-name-complex="Google Sans"/>
    </style:style>
    <style:style style:name="T7" style:family="text">
      <style:text-properties officeooo:rsid="001d5ffd" style:font-name-asian="Google Sans" style:font-name-complex="Google Sans"/>
    </style:style>
    <style:style style:name="T8" style:family="text">
      <style:text-properties officeooo:rsid="001ddfe3" style:font-name-asian="Google Sans" style:font-name-complex="Google Sans"/>
    </style:style>
    <style:style style:name="T9" style:family="text">
      <style:text-properties officeooo:rsid="002393e1" style:font-name-asian="Google Sans" style:font-name-complex="Google Sans"/>
    </style:style>
    <style:style style:name="T10" style:family="text">
      <style:text-properties officeooo:rsid="00250729" style:font-name-asian="Google Sans" style:font-name-complex="Google Sans"/>
    </style:style>
    <style:style style:name="T11" style:family="text">
      <style:text-properties officeooo:rsid="00268fda" style:font-name-asian="Google Sans" style:font-name-complex="Google Sans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0fefbc"/>
    </style:style>
    <style:style style:name="T14" style:family="text">
      <style:text-properties officeooo:rsid="0016057a"/>
    </style:style>
    <style:style style:name="T15" style:family="text">
      <style:text-properties officeooo:rsid="001831af"/>
    </style:style>
    <style:style style:name="T16" style:family="text">
      <style:text-properties officeooo:rsid="001999b8"/>
    </style:style>
    <style:style style:name="T17" style:family="text">
      <style:text-properties officeooo:rsid="0019e6cb"/>
    </style:style>
    <style:style style:name="T18" style:family="text">
      <style:text-properties officeooo:rsid="001b90d8"/>
    </style:style>
    <style:style style:name="T19" style:family="text">
      <style:text-properties officeooo:rsid="001bd2bb"/>
    </style:style>
    <style:style style:name="T20" style:family="text">
      <style:text-properties officeooo:rsid="001fa9eb"/>
    </style:style>
    <style:style style:name="T21" style:family="text">
      <style:text-properties officeooo:rsid="00212b87"/>
    </style:style>
    <style:style style:name="T22" style:family="text">
      <style:text-properties officeooo:rsid="00219749"/>
    </style:style>
    <style:style style:name="T23" style:family="text">
      <style:text-properties officeooo:rsid="002393e1"/>
    </style:style>
    <style:style style:name="T24" style:family="text">
      <style:text-properties officeooo:rsid="0026ddb0"/>
    </style:style>
    <style:style style:name="T25" style:family="text">
      <style:text-properties officeooo:rsid="0028b2cd"/>
    </style:style>
    <style:style style:name="T26" style:family="text">
      <style:text-properties officeooo:rsid="002b6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dnh333husy"/>File permissions in Linux</text:p>
      <text:p text:style-name="P7"><text:bookmark text:name="_uakdmh2r7kug"/>Project description</text:p>
      <text:p text:style-name="P8"/>
      <text:p text:style-name="P1"><text:span text:style-name="T1">In this scenario, </text:span><text:span text:style-name="T5">I</text:span><text:span text:style-name="T1"> must examine and manage the permissions on the files in the</text:span><text:span text:style-name="T2"> </text:span><text:span text:style-name="Source_20_Text"><text:span text:style-name="T12">/home/researcher2/projects</text:span></text:span><text:span text:style-name="Source_20_Text"><text:span text:style-name="T13"> </text:span></text:span><text:span text:style-name="T1">directory for the</text:span><text:span text:style-name="T2"> </text:span><text:span text:style-name="Source_20_Text"><text:span text:style-name="T12">researcher2</text:span></text:span><text:span text:style-name="Source_20_Text"><text:span text:style-name="T13"> </text:span></text:span><text:span text:style-name="T1">user.</text:span></text:p>
      <text:p text:style-name="P11"/>
      <text:p text:style-name="P5"><text:span text:style-name="T12">The</text:span><text:span text:style-name="T13"> </text:span><text:span text:style-name="Source_20_Text"><text:span text:style-name="T12">researcher2</text:span></text:span><text:span text:style-name="Source_20_Text"><text:span text:style-name="T13"> </text:span></text:span><text:span text:style-name="T12">user is part of the</text:span><text:span text:style-name="T13"> </text:span><text:span text:style-name="Source_20_Text"><text:span text:style-name="T12">research_team</text:span></text:span><text:span text:style-name="Source_20_Text"><text:span text:style-name="T13"> </text:span></text:span><text:span text:style-name="T12">group.</text:span></text:p>
      <text:p text:style-name="P4"/>
      <text:p text:style-name="P4"><text:span text:style-name="T14">I</text:span> must check the permissions for all files in the directory, including any hidden files, to make sure that permissions align with the authorization that should be given. When it doesn't, <text:span text:style-name="T15">I</text:span> must change the permissions.</text:p>
      <text:p text:style-name="P9"/>
      <text:p text:style-name="P9"><text:bookmark text:name="_j19vqnsr688d"/>Check file and directory details</text:p>
      <text:p text:style-name="P9"/>
      <text:p text:style-name="P10">bash<text:span text:style-name="T21"> commands</text:span>:</text:p>
      <text:p text:style-name="P10">cd projects</text:p>
      <text:p text:style-name="P10">ls -la</text:p>
      <text:p text:style-name="P10"/>
      <text:p text:style-name="P17">The readout from the previous command is as follows:</text:p>
      <text:p text:style-name="P14">drwxr-xr-x 3 researcher2 research_team 4096 Aug <text:s/>4 16:54 .</text:p>
      <text:p text:style-name="P14">drwxr-xr-x 3 researcher2 research_team 4096 Aug <text:s/>4 17:28 ..</text:p>
      <text:p text:style-name="P14">-rw--w---- 1 researcher2 research_team <text:s text:c="2"/>46 Aug <text:s/>4 16:54 .project_x.txt</text:p>
      <text:p text:style-name="P14">drwx--x--- 2 researcher2 research_team 4096 Aug <text:s/>4 16:54 drafts</text:p>
      <text:p text:style-name="P14">-rw-rw-rw- 1 researcher2 research_team <text:s text:c="2"/>46 Aug <text:s/>4 16:54 project_k.txt</text:p>
      <text:p text:style-name="P14">-rw-r----- 1 researcher2 research_team <text:s text:c="2"/>46 Aug <text:s/>4 16:54 project_m.txt</text:p>
      <text:p text:style-name="P14">-rw-rw-r-- 1 researcher2 research_team <text:s text:c="2"/>46 Aug <text:s/>4 16:54 project_r.txt</text:p>
      <text:p text:style-name="P14">-rw-rw-r-- 1 researcher2 research_team <text:s text:c="2"/>46 Aug <text:s/>4 16:54 project_t.txt</text:p>
      <text:p text:style-name="P10"/>
      <text:p text:style-name="P10">I navigate to the correct directory <text:span text:style-name="T16">with cd. </text:span><text:span text:style-name="T15">ls</text:span><text:span text:style-name="T17"> </text:span><text:span text:style-name="T15">-la allows me to see hidden files and </text:span><text:span text:style-name="T16">the </text:span><text:span text:style-name="T15">permissions of each file</text:span><text:span text:style-name="T16">.</text:span><text:span text:style-name="T22"> Hidden files start with ".".</text:span></text:p>
      <text:p text:style-name="P7"/>
      <text:p text:style-name="P7"><text:bookmark text:name="_oox49ujy9cxg"/>Describe the permissions string</text:p>
      <text:p text:style-name="P12"/>
      <text:p text:style-name="P21">The permissions <text:span text:style-name="T18">for each file or directory </text:span>are defined by the ten character string at the beginning of each line. The firs<text:span text:style-name="T18">t</text:span> character defines whether the entry is a file (-) or directory (d)<text:span text:style-name="T19">.</text:span> <text:span text:style-name="T19">T</text:span>he next three characters show if the read (r), write (w), and execute (x) permissions are present or not present (-) for each file for the user<text:span text:style-name="T18">. The next three characters show if the same permissions are present for this file for the user group. T</text:span><text:span text:style-name="T19">h</text:span><text:span text:style-name="T18">e next three characters show if the same permissions are present for the group other.</text:span></text:p>
      <text:p text:style-name="P7"/>
      <text:p text:style-name="P7"><text:bookmark text:name="_ij482iei0lry"/>Change file permissions</text:p>
      <text:p text:style-name="P12"/>
      <text:p text:style-name="P15">bash<text:span text:style-name="T23"> commands</text:span>:</text:p>
      <text:p text:style-name="P15">chmod o-w project_k.txt</text:p>
      <text:p text:style-name="P15">chmod g-r project_m.txt</text:p>
      <text:p text:style-name="P15"/>
      <text:p text:style-name="P2"><text:span text:style-name="T9">Other should not have write access to any of these files. </text:span><text:span text:style-name="T4">I</text:span><text:span text:style-name="T3"> use the </text:span><text:span text:style-name="T7">chmod</text:span><text:span text:style-name="T3"> command to take away the write permission of the group other </text:span><text:span text:style-name="T7">(o-w) </text:span><text:span text:style-name="T3">from the project_k.txt file. </text:span><text:span text:style-name="T9">The project_m.txt file should only </text:span><text:soft-page-break/><text:span text:style-name="T9">be readable by the current user. </text:span><text:span text:style-name="T4">I</text:span><text:span text:style-name="T3"> </text:span><text:span text:style-name="T7">use the chmod command to take</text:span><text:span text:style-name="T3"> away the read permissions </text:span><text:span text:style-name="T7">of the group (g-r) from the project_m.txt file.</text:span></text:p>
      <text:p text:style-name="P16"/>
      <text:p text:style-name="P13"><text:bookmark text:name="_kffkm7d57ava"/>Change file permissions on a hidden file</text:p>
      <text:p text:style-name="P18"/>
      <text:p text:style-name="P18">bash<text:span text:style-name="T26"> commands</text:span>:</text:p>
      <text:p text:style-name="P18">chmod u=r,g=r .project_x.txt</text:p>
      <text:p text:style-name="P18"/>
      <text:p text:style-name="P3"><text:span text:style-name="T10">The .project_x.txt file should </text:span><text:span text:style-name="T11">be </text:span><text:span text:style-name="T10">able to be read but not modified. </text:span><text:span text:style-name="T4">I</text:span><text:span text:style-name="T1"> use th</text:span><text:span text:style-name="T8">e chmod</text:span><text:span text:style-name="T1"> command to overwrite the </text:span><text:span text:style-name="T8">read and write</text:span><text:span text:style-name="T1"> permission</text:span><text:span text:style-name="T8">s</text:span><text:span text:style-name="T1"> for the user </text:span><text:span text:style-name="T8">(u=r) </text:span><text:span text:style-name="T1">and the </text:span><text:span text:style-name="T8">write</text:span><text:span text:style-name="T1"> permission for the group </text:span><text:span text:style-name="T8">(g=r) </text:span><text:span text:style-name="T1">on this file so that the file can be read but not modified</text:span><text:span text:style-name="T4"> by </text:span><text:span text:style-name="T6">either.</text:span></text:p>
      <text:p text:style-name="P7"/>
      <text:p text:style-name="P7"><text:bookmark text:name="_lfrxh2nnynwp"/>Change directory permissions</text:p>
      <text:p text:style-name="P12"/>
      <text:p text:style-name="P19">bash<text:span text:style-name="T26"> commands</text:span>:</text:p>
      <text:p text:style-name="P19">chmod g-x drafts</text:p>
      <text:p text:style-name="P19"/>
      <text:p text:style-name="P19"><text:span text:style-name="T24">Only the current user should have access to drafts directory. </text:span>I use <text:span text:style-name="T20">the chmod command</text:span> to take away the executable permission for the group <text:span text:style-name="T20">(g-x) </text:span>on the directory drafts<text:span text:style-name="T24">.</text:span></text:p>
      <text:p text:style-name="P12"/>
      <text:p text:style-name="P7"><text:bookmark text:name="_6z42dbgzl5pb"/>Summary</text:p>
      <text:p text:style-name="P12"/>
      <text:p text:style-name="P20">Using the principle of least privilege, these files are more secure now.<text:span text:style-name="T25"> I used the levels of permissions that the organization wanted for each of the files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oogle Sans" svg:font-family="'Google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4T14:21:52.268000000</dc:date>
    <meta:editing-duration>PT1H12S</meta:editing-duration>
    <meta:editing-cycles>2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6" meta:word-count="491" meta:character-count="2974" meta:non-whitespace-character-count="2503"/>
  </office:meta>
</office:document-meta>
</file>